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ml@aiml-System-Product-Name:~$ cd Desktop/reduce2</text:p>
      <text:p text:style-name="Standard">aiml@aiml-System-Product-Name:~/Desktop/reduce2$ cat sample_weather.txt | python3 mapper.py</text:p>
      <text:p text:style-name="Standard">Traceback (most recent call last):</text:p>
      <text:p text:style-name="Standard"><text:s text:c="2"/>File "/home/aiml/Desktop/reduce2/mapper.py", line 18, in &lt;module&gt;</text:p>
      <text:p text:style-name="Standard"><text:s text:c="4"/>count = int(values_count[1])</text:p>
      <text:p text:style-name="Standard">IndexError: list index out of range</text:p>
      <text:p text:style-name="Standard">aiml@aiml-System-Product-Name:~/Desktop/reduce2$ ^C</text:p>
      <text:p text:style-name="Standard">aiml@aiml-System-Product-Name:~/Desktop/reduce2$ cat sample_weather.txt | python3 mapper.py</text:p>
      <text:p text:style-name="Standard">Average Temperature: 0</text:p>
      <text:p text:style-name="Standard">Average Dew Point: 0</text:p>
      <text:p text:style-name="Standard">Average Wind Speed: 0</text:p>
      <text:p text:style-name="Standard">aiml@aiml-System-Product-Name:~/Desktop/reduce2$ cat sample_weather.txt | python3 mapper.py</text:p>
      <text:p text:style-name="Standard">Traceback (most recent call last):</text:p>
      <text:p text:style-name="Standard"><text:s text:c="2"/>File "/home/aiml/Desktop/reduce2/mapper.py", line 17, in &lt;module&gt;</text:p>
      <text:p text:style-name="Standard"><text:s text:c="4"/>temperature, dewpoint, windspeed = map(float, line.split(','))</text:p>
      <text:p text:style-name="Standard">ValueError: could not convert string to float: ''</text:p>
      <text:p text:style-name="Standard">aiml@aiml-System-Product-Name:~/Desktop/reduce2$ cat sample_weather.txt | python3 mapper.py</text:p>
      <text:p text:style-name="Standard">temperature_sum: 129.1</text:p>
      <text:p text:style-name="Standard">temperature_count: 6</text:p>
      <text:p text:style-name="Standard">dewpoint_sum: 81.39999999999999</text:p>
      <text:p text:style-name="Standard">dewpoint_count: 6</text:p>
      <text:p text:style-name="Standard">windspeed_sum: 35.7</text:p>
      <text:p text:style-name="Standard">windspeed_count: 6</text:p>
      <text:p text:style-name="Standard">aiml@aiml-System-Product-Name:~/Desktop/reduce2$ cat sample_weather.txt | python3 mapper.py</text:p>
      <text:p text:style-name="Standard">Traceback (most recent call last):</text:p>
      <text:p text:style-name="Standard"><text:s text:c="2"/>File "/home/aiml/Desktop/reduce2/mapper.py", line 17, in &lt;module&gt;</text:p>
      <text:p text:style-name="Standard"><text:s text:c="4"/>temperature, dewpoint, windspeed = map(float, line.split(','))</text:p>
      <text:p text:style-name="Standard">ValueError: could not convert string to float: ''</text:p>
      <text:p text:style-name="Standard">aiml@aiml-System-Product-Name:~/Desktop/reduce2$ cat sample_weather.txt | python3 mapper.py</text:p>
      <text:p text:style-name="Standard">Traceback (most recent call last):</text:p>
      <text:p text:style-name="Standard"><text:s text:c="2"/>File "/home/aiml/Desktop/reduce2/mapper.py", line 17, in &lt;module&gt;</text:p>
      <text:p text:style-name="Standard"><text:s text:c="4"/>temperature, dewpoint, windspeed = map(float, line.split(','))</text:p>
      <text:p text:style-name="Standard">ValueError: could not convert string to float: ''</text:p>
      <text:p text:style-name="Standard">aiml@aiml-System-Product-Name:~/Desktop/reduce2$ cat sample_weather.txt | python3 mapper.py</text:p>
      <text:p text:style-name="Standard">Average Temperature: 21.516666666666666</text:p>
      <text:p text:style-name="Standard">Average Dew Point: 13.566666666666665</text:p>
      <text:p text:style-name="Standard">Average Wind Speed: 5.95</text:p>
      <text:p text:style-name="Standard">aiml@aiml-System-Product-Name:~/Desktop/reduce2$ cat word_count_data.txt | python3 mapper.py | sort -k1,1 | python3 reducer.py</text:p>
      <text:p text:style-name="Standard">cat: word_count_data.txt: No such file or directory</text:p>
      <text:p text:style-name="Standard">Traceback (most recent call last):</text:p>
      <text:p text:style-name="Standard"><text:s text:c="2"/>File "/home/aiml/Desktop/reduce2/reducer.py", line 16, in &lt;module&gt;</text:p>
      <text:p text:style-name="Standard"><text:s text:c="4"/>key, value = line.split('\t', 1)</text:p>
      <text:p text:style-name="Standard">ValueError: not enough values to unpack (expected 2, got 1)</text:p>
      <text:p text:style-name="Standard">aiml@aiml-System-Product-Name:~/Desktop/reduce2$ cat sample_weather.txt | python3 mapper.py</text:p>
      <text:p text:style-name="Standard">temperature<text:tab/>23.4</text:p>
      <text:p text:style-name="Standard">dewpoint<text:tab/>15.2</text:p>
      <text:p text:style-name="Standard">windspeed<text:tab/>5.6</text:p>
      <text:p text:style-name="Standard">temperature<text:tab/>20.1</text:p>
      <text:p text:style-name="Standard">dewpoint<text:tab/>12.5</text:p>
      <text:p text:style-name="Standard">windspeed<text:tab/>6.3</text:p>
      <text:p text:style-name="Standard">temperature<text:tab/>18.5</text:p>
      <text:p text:style-name="Standard"><text:soft-page-break/>dewpoint<text:tab/>10.8</text:p>
      <text:p text:style-name="Standard">windspeed<text:tab/>7.2</text:p>
      <text:p text:style-name="Standard">temperature<text:tab/>25.0</text:p>
      <text:p text:style-name="Standard">dewpoint<text:tab/>16.9</text:p>
      <text:p text:style-name="Standard">windspeed<text:tab/>4.8</text:p>
      <text:p text:style-name="Standard">temperature<text:tab/>22.3</text:p>
      <text:p text:style-name="Standard">dewpoint<text:tab/>14.7</text:p>
      <text:p text:style-name="Standard">windspeed<text:tab/>5.1</text:p>
      <text:p text:style-name="Standard">temperature<text:tab/>19.8</text:p>
      <text:p text:style-name="Standard">dewpoint<text:tab/>11.3</text:p>
      <text:p text:style-name="Standard">windspeed<text:tab/>6.7</text:p>
      <text:p text:style-name="Standard">aiml@aiml-System-Product-Name:~/Desktop/reduce2$ cat word_count_data.txt | python3 mapper.py | sort -k1,1 | python3 reducer.py</text:p>
      <text:p text:style-name="Standard">cat: word_count_data.txt: No such file or directory</text:p>
      <text:p text:style-name="Standard">Average Temperature: 0</text:p>
      <text:p text:style-name="Standard">Average Dew Point: 0</text:p>
      <text:p text:style-name="Standard">Average Wind Speed: 0</text:p>
      <text:p text:style-name="Standard">aiml@aiml-System-Product-Name:~/Desktop/reduce2$ cat sample_weather.txt | python3 mapper.py | sort -k1,1 | python3 reducer.py</text:p>
      <text:p text:style-name="Standard">Average Temperature: 21.516666666666666</text:p>
      <text:p text:style-name="Standard">Average Dew Point: 13.566666666666668</text:p>
      <text:p text:style-name="Standard">Average Wind Speed: 5.949999999999999</text:p>
      <text:p text:style-name="Standard">aiml@aiml-System-Product-Name:~/Desktop/reduce2$ cd</text:p>
      <text:p text:style-name="Standard">aiml@aiml-System-Product-Name:~$ start-dfs.sh</text:p>
      <text:p text:style-name="Standard">Starting namenodes on [localhost]</text:p>
      <text:p text:style-name="Standard">localhost: namenode is running as process 28316. <text:s/>Stop it first and ensure /tmp/hadoop-aiml-namenode.pid file is empty before retry.</text:p>
      <text:p text:style-name="Standard">Starting datanodes</text:p>
      <text:p text:style-name="Standard">localhost: datanode is running as process 28494. <text:s/>Stop it first and ensure /tmp/hadoop-aiml-datanode.pid file is empty before retry.</text:p>
      <text:p text:style-name="Standard">Starting secondary namenodes [aiml-System-Product-Name]</text:p>
      <text:p text:style-name="Standard">aiml-System-Product-Name: secondarynamenode is running as process 28720. <text:s/>Stop it first and ensure /tmp/hadoop-aiml-secondarynamenode.pid file is empty before retry.</text:p>
      <text:p text:style-name="Standard">2024-04-04 11:47:12,356 WARN util.NativeCodeLoader: Unable to load native-hadoop library for your platform... using builtin-java classes where applicable</text:p>
      <text:p text:style-name="Standard">aiml@aiml-System-Product-Name:~$ start-yarn.sh</text:p>
      <text:p text:style-name="Standard">Starting resourcemanager</text:p>
      <text:p text:style-name="Standard">resourcemanager is running as process 28950. <text:s/>Stop it first and ensure /tmp/hadoop-aiml-resourcemanager.pid file is empty before retry.</text:p>
      <text:p text:style-name="Standard">Starting nodemanagers</text:p>
      <text:p text:style-name="Standard">localhost: nodemanager is running as process 29291. <text:s/>Stop it first and ensure /tmp/hadoop-aiml-nodemanager.pid file is empty before retry.</text:p>
      <text:p text:style-name="Standard">aiml@aiml-System-Product-Name:~$ hdfs dfs -mkdir /avg_temp_in_python</text:p>
      <text:p text:style-name="Standard">2024-04-04 11:47:53,637 WARN util.NativeCodeLoader: Unable to load native-hadoop library for your platform... using builtin-java classes where applicable</text:p>
      <text:p text:style-name="Standard">aiml@aiml-System-Product-Name:~$ hdfs dfs -mkdir /avg_temp_in_python</text:p>
      <text:p text:style-name="Standard">2024-04-04 11:47:58,538 WARN util.NativeCodeLoader: Unable to load native-hadoop library for your platform... using builtin-java classes where applicable</text:p>
      <text:p text:style-name="Standard">mkdir: `/avg_temp_in_python': File exists</text:p>
      <text:p text:style-name="Standard">aiml@aiml-System-Product-Name:~$ hdfs dfs -copyFromLocal /home/aiml/Desktop/reduce2/sample_weather.txt /avg_temp_in_python</text:p>
      <text:p text:style-name="Standard"><text:soft-page-break/>2024-04-04 11:48:45,619 WARN util.NativeCodeLoader: Unable to load native-hadoop library for your platform... using builtin-java classes where applicable</text:p>
      <text:p text:style-name="Standard">aiml@aiml-System-Product-Name:~$ hdfs dfs -ls /</text:p>
      <text:p text:style-name="Standard">2024-04-04 11:49:00,561 WARN util.NativeCodeLoader: Unable to load native-hadoop library for your platform... using builtin-java classes where applicable</text:p>
      <text:p text:style-name="Standard">Found 10 items</text:p>
      <text:p text:style-name="Standard">drwxr-xr-x <text:s text:c="2"/>- aiml supergroup <text:s text:c="9"/>0 2024-04-04 11:48 /avg_temp_in_python</text:p>
      <text:p text:style-name="Standard">-rw-r--r-- <text:s text:c="2"/>1 aiml supergroup <text:s text:c="7"/>399 2024-03-15 10:57 /data</text:p>
      <text:p text:style-name="Standard">-rw-r--r-- <text:s text:c="2"/>1 aiml supergroup <text:s text:c="7"/>399 2024-03-15 10:57 /data.txt</text:p>
      <text:p text:style-name="Standard">drwxr-xr-x <text:s text:c="2"/>- aiml supergroup <text:s text:c="9"/>0 2024-03-15 10:58 /tmp</text:p>
      <text:p text:style-name="Standard">drwxr-xr-x <text:s text:c="2"/>- aiml supergroup <text:s text:c="9"/>0 2024-03-15 10:58 /user</text:p>
      <text:p text:style-name="Standard">drwxr-xr-x <text:s text:c="2"/>- aiml supergroup <text:s text:c="9"/>0 2024-04-04 10:06 /weather_forcast_in_python</text:p>
      <text:p text:style-name="Standard">drwxr-xr-x <text:s text:c="2"/>- aiml supergroup <text:s text:c="9"/>0 2024-04-03 15:45 /word_count_in_python</text:p>
      <text:p text:style-name="Standard">drwxr-xr-x <text:s text:c="2"/>- aiml supergroup <text:s text:c="9"/>0 2024-04-04 10:16 /word_count_in_python2</text:p>
      <text:p text:style-name="Standard">drwxr-xr-x <text:s text:c="2"/>- aiml supergroup <text:s text:c="9"/>0 2024-04-03 16:32 /word_count_in_python3</text:p>
      <text:p text:style-name="Standard">drwxr-xr-x <text:s text:c="2"/>- aiml supergroup <text:s text:c="9"/>0 2024-04-04 11:25 /word_count_in_python8</text:p>
      <text:p text:style-name="Standard">aiml@aiml-System-Product-Name:~$ hdfs dfs -ls /avg_temp_in_python</text:p>
      <text:p text:style-name="Standard">2024-04-04 11:49:34,286 WARN util.NativeCodeLoader: Unable to load native-hadoop library for your platform... using builtin-java classes where applicable</text:p>
      <text:p text:style-name="Standard">Found 1 items</text:p>
      <text:p text:style-name="Standard">-rw-r--r-- <text:s text:c="2"/>1 aiml supergroup <text:s text:c="8"/>85 2024-04-04 11:48 /avg_temp_in_python/sample_weather.txt</text:p>
      <text:p text:style-name="Standard">aiml@aiml-System-Product-Name:~$ cd/Desktop/reduce2</text:p>
      <text:p text:style-name="Standard">bash: cd/Desktop/reduce2: No such file or directory</text:p>
      <text:p text:style-name="Standard">aiml@aiml-System-Product-Name:~$ cd/Desktop</text:p>
      <text:p text:style-name="Standard">bash: cd/Desktop: No such file or directory</text:p>
      <text:p text:style-name="Standard">aiml@aiml-System-Product-Name:~$ cd Desktop/reduce2</text:p>
      <text:p text:style-name="Standard">aiml@aiml-System-Product-Name:~/Desktop/reduce2$ chmod 777 mapper.py reducer.py <text:s text:c="2"/></text:p>
      <text:p text:style-name="Standard">aiml@aiml-System-Product-Name:~/Desktop/reduce2$ cd</text:p>
      <text:p text:style-name="Standard">aiml@aiml-System-Product-Name:~$ hadoop jar /home/aiml/Desktop/reduce2/hadoop-streaming-3.3.6.jar \</text:p>
      <text:p text:style-name="Standard">&gt; -input /avg_temp_in_python/sample_weather.txt \</text:p>
      <text:p text:style-name="Standard">&gt; -output /avg_temp_in_python/output \</text:p>
      <text:p text:style-name="Standard">&gt; -mapper "python3 /home/aiml/Desktop/reduce2/mapper.py" \</text:p>
      <text:p text:style-name="Standard">&gt; -reducer "python3 /home/aiml/Desktop/reduce2/reducer.py"</text:p>
      <text:p text:style-name="Standard">2024-04-04 11:53:18,540 WARN util.NativeCodeLoader: Unable to load native-hadoop library for your platform... using builtin-java classes where applicable</text:p>
      <text:p text:style-name="Standard">packageJobJar: [/tmp/hadoop-unjar1566709327473520848/] [] /tmp/streamjob1191938198619220873.jar tmpDir=null</text:p>
      <text:p text:style-name="Standard">2024-04-04 11:53:18,872 INFO client.DefaultNoHARMFailoverProxyProvider: Connecting to ResourceManager at /127.0.0.1:8032</text:p>
      <text:p text:style-name="Standard">2024-04-04 11:53:18,948 INFO client.DefaultNoHARMFailoverProxyProvider: Connecting to ResourceManager at /127.0.0.1:8032</text:p>
      <text:p text:style-name="Standard">2024-04-04 11:53:19,058 INFO mapreduce.JobResourceUploader: Disabling Erasure Coding for path: /tmp/hadoop-yarn/staging/aiml/.staging/job_1712204091628_0006</text:p>
      <text:p text:style-name="Standard">2024-04-04 11:53:19,189 INFO mapred.FileInputFormat: Total input files to process : 1</text:p>
      <text:p text:style-name="Standard">2024-04-04 11:53:19,211 INFO mapreduce.JobSubmitter: number of splits:2</text:p>
      <text:p text:style-name="Standard">2024-04-04 11:53:19,268 INFO mapreduce.JobSubmitter: Submitting tokens for job: job_1712204091628_0006</text:p>
      <text:p text:style-name="Standard">2024-04-04 11:53:19,268 INFO mapreduce.JobSubmitter: Executing with tokens: []</text:p>
      <text:p text:style-name="Standard">2024-04-04 11:53:19,364 INFO conf.Configuration: resource-types.xml not found</text:p>
      <text:p text:style-name="Standard">2024-04-04 11:53:19,364 INFO resource.ResourceUtils: Unable to find 'resource-types.xml'.</text:p>
      <text:p text:style-name="Standard"><text:soft-page-break/>2024-04-04 11:53:19,401 INFO impl.YarnClientImpl: Submitted application application_1712204091628_0006</text:p>
      <text:p text:style-name="Standard">2024-04-04 11:53:19,422 INFO mapreduce.Job: The url to track the job: http://aiml-System-Product-Name:8088/proxy/application_1712204091628_0006/</text:p>
      <text:p text:style-name="Standard">2024-04-04 11:53:19,423 INFO mapreduce.Job: Running job: job_1712204091628_0006</text:p>
      <text:p text:style-name="Standard">2024-04-04 11:53:23,468 INFO mapreduce.Job: Job job_1712204091628_0006 running in uber mode : false</text:p>
      <text:p text:style-name="Standard">2024-04-04 11:53:23,470 INFO mapreduce.Job: <text:s/>map 0% reduce 0%</text:p>
      <text:p text:style-name="Standard">2024-04-04 11:53:26,520 INFO mapreduce.Job: <text:s/>map 100% reduce 0%</text:p>
      <text:p text:style-name="Standard">2024-04-04 11:53:30,554 INFO mapreduce.Job: <text:s/>map 100% reduce 100%</text:p>
      <text:p text:style-name="Standard">2024-04-04 11:53:30,568 INFO mapreduce.Job: Job job_1712204091628_0006 completed successfully</text:p>
      <text:p text:style-name="Standard">2024-04-04 11:53:30,621 INFO mapreduce.Job: Counters: 54</text:p>
      <text:p text:style-name="Standard"><text:tab/>File System Counters</text:p>
      <text:p text:style-name="Standard"><text:tab/><text:tab/>FILE: Number of bytes read=312</text:p>
      <text:p text:style-name="Standard"><text:tab/><text:tab/>FILE: Number of bytes written=834992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350</text:p>
      <text:p text:style-name="Standard"><text:tab/><text:tab/>HDFS: Number of bytes written=106</text:p>
      <text:p text:style-name="Standard"><text:tab/><text:tab/>HDFS: Number of read operations=11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2</text:p>
      <text:p text:style-name="Standard"><text:tab/><text:tab/>Launched reduce tasks=1</text:p>
      <text:p text:style-name="Standard"><text:tab/><text:tab/>Data-local map tasks=2</text:p>
      <text:p text:style-name="Standard"><text:tab/><text:tab/>Total time spent by all maps in occupied slots (ms)=2710</text:p>
      <text:p text:style-name="Standard"><text:tab/><text:tab/>Total time spent by all reduces in occupied slots (ms)=1156</text:p>
      <text:p text:style-name="Standard"><text:tab/><text:tab/>Total time spent by all map tasks (ms)=2710</text:p>
      <text:p text:style-name="Standard"><text:tab/><text:tab/>Total time spent by all reduce tasks (ms)=1156</text:p>
      <text:p text:style-name="Standard"><text:tab/><text:tab/>Total vcore-milliseconds taken by all map tasks=2710</text:p>
      <text:p text:style-name="Standard"><text:tab/><text:tab/>Total vcore-milliseconds taken by all reduce tasks=1156</text:p>
      <text:p text:style-name="Standard"><text:tab/><text:tab/>Total megabyte-milliseconds taken by all map tasks=2775040</text:p>
      <text:p text:style-name="Standard"><text:tab/><text:tab/>Total megabyte-milliseconds taken by all reduce tasks=1183744</text:p>
      <text:p text:style-name="Standard"><text:tab/>Map-Reduce Framework</text:p>
      <text:p text:style-name="Standard"><text:tab/><text:tab/>Map input records=7</text:p>
      <text:p text:style-name="Standard"><text:tab/><text:tab/>Map output records=18</text:p>
      <text:p text:style-name="Standard"><text:tab/><text:tab/>Map output bytes=270</text:p>
      <text:p text:style-name="Standard"><text:tab/><text:tab/>Map output materialized bytes=318</text:p>
      <text:p text:style-name="Standard"><text:tab/><text:tab/>Input split bytes=222</text:p>
      <text:p text:style-name="Standard"><text:tab/><text:tab/>Combine input records=0</text:p>
      <text:p text:style-name="Standard"><text:tab/><text:tab/>Combine output records=0</text:p>
      <text:p text:style-name="Standard"><text:tab/><text:tab/>Reduce input groups=3</text:p>
      <text:p text:style-name="Standard"><text:tab/><text:tab/>Reduce shuffle bytes=318</text:p>
      <text:p text:style-name="Standard"><text:tab/><text:tab/>Reduce input records=18</text:p>
      <text:p text:style-name="Standard"><text:tab/><text:tab/>Reduce output records=3</text:p>
      <text:p text:style-name="Standard"><text:tab/><text:tab/>Spilled Records=36</text:p>
      <text:p text:style-name="Standard"><text:tab/><text:tab/>Shuffled Maps =2</text:p>
      <text:p text:style-name="Standard"><text:tab/><text:tab/>Failed Shuffles=0</text:p>
      <text:p text:style-name="Standard"><text:soft-page-break/><text:tab/><text:tab/>Merged Map outputs=2</text:p>
      <text:p text:style-name="Standard"><text:tab/><text:tab/>GC time elapsed (ms)=89</text:p>
      <text:p text:style-name="Standard"><text:tab/><text:tab/>CPU time spent (ms)=1010</text:p>
      <text:p text:style-name="Standard"><text:tab/><text:tab/>Physical memory (bytes) snapshot=870002688</text:p>
      <text:p text:style-name="Standard"><text:tab/><text:tab/>Virtual memory (bytes) snapshot=7719759872</text:p>
      <text:p text:style-name="Standard"><text:tab/><text:tab/>Total committed heap usage (bytes)=931135488</text:p>
      <text:p text:style-name="Standard"><text:tab/><text:tab/>Peak Map Physical memory (bytes)=329068544</text:p>
      <text:p text:style-name="Standard"><text:tab/><text:tab/>Peak Map Virtual memory (bytes)=2571878400</text:p>
      <text:p text:style-name="Standard"><text:tab/><text:tab/>Peak Reduce Physical memory (bytes)=216350720</text:p>
      <text:p text:style-name="Standard"><text:tab/><text:tab/>Peak Reduce Virtual memory (bytes)=2577326080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128</text:p>
      <text:p text:style-name="Standard"><text:tab/>File Output Format Counters </text:p>
      <text:p text:style-name="Standard"><text:tab/><text:tab/>Bytes Written=106</text:p>
      <text:p text:style-name="Standard">2024-04-04 11:53:30,621 INFO streaming.StreamJob: Output directory: /avg_temp_in_python/output</text:p>
      <text:p text:style-name="Standard">aiml@aiml-System-Product-Name:~$ hdfs dfs -cat /avg_temp_in_python/output/part-00000</text:p>
      <text:p text:style-name="Standard">2024-04-04 11:54:05,549 WARN util.NativeCodeLoader: Unable to load native-hadoop library for your platform... using builtin-java classes where applicable</text:p>
      <text:p text:style-name="Standard">Average Temperature: 21.516666666666666<text:tab/></text:p>
      <text:p text:style-name="Standard">Average Dew Point: 13.566666666666668<text:tab/></text:p>
      <text:p text:style-name="Standard">Average Wind Speed: 5.95<text:tab/></text:p>
      <text:p text:style-name="Standard">aiml@aiml-System-Product-Name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1:55:29.202773776</meta:creation-date>
    <dc:date>2024-04-04T11:56:46.370892615</dc:date>
    <meta:editing-duration>PT1M17S</meta:editing-duration>
    <meta:editing-cycles>1</meta:editing-cycles>
    <meta:document-statistic meta:table-count="0" meta:image-count="0" meta:object-count="0" meta:page-count="5" meta:paragraph-count="208" meta:word-count="1163" meta:character-count="11181" meta:non-whitespace-character-count="9951"/>
    <meta:generator>LibreOffice/7.3.7.2$Linux_X86_64 LibreOffice_project/30$Build-2</meta:generator>
  </office:meta>
</office:document-meta>
</file>